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2625" officeooo:paragraph-rsid="00142625"/>
    </style:style>
    <style:style style:name="P2" style:family="paragraph" style:parent-style-name="Standard">
      <style:paragraph-properties fo:text-align="center" style:justify-single-word="false"/>
      <style:text-properties officeooo:rsid="00142625" officeooo:paragraph-rsid="00142625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42625" officeooo:paragraph-rsid="00142625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42625" officeooo:paragraph-rsid="0014610a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42625" officeooo:paragraph-rsid="0015e56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788fe" officeooo:paragraph-rsid="0015e56d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788fe" officeooo:paragraph-rsid="0018f276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788fe" officeooo:paragraph-rsid="001a3e6a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c921d" officeooo:paragraph-rsid="001c921d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c921d" officeooo:paragraph-rsid="001e086f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normal" officeooo:rsid="001788fe" officeooo:paragraph-rsid="001788fe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42625" officeooo:paragraph-rsid="00142625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5e56d" officeooo:paragraph-rsid="0015e56d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788fe" officeooo:paragraph-rsid="0015e56d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788fe" officeooo:paragraph-rsid="001788fe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8f276" officeooo:paragraph-rsid="0018f276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a3e6a" officeooo:paragraph-rsid="001a3e6a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c2950" officeooo:paragraph-rsid="001c2950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c921d" officeooo:paragraph-rsid="001c921d" style:font-weight-asian="normal" style:font-weight-complex="normal"/>
    </style:style>
    <style:style style:name="P20" style:family="paragraph" style:parent-style-name="Standard">
      <style:text-properties officeooo:paragraph-rsid="0014610a"/>
    </style:style>
    <style:style style:name="P21" style:family="paragraph" style:parent-style-name="Standard" style:list-style-name="L1">
      <style:text-properties officeooo:rsid="00142625" officeooo:paragraph-rsid="00142625"/>
    </style:style>
    <style:style style:name="P22" style:family="paragraph" style:parent-style-name="Standard">
      <style:text-properties fo:font-style="normal" style:text-underline-style="none" fo:font-weight="normal" officeooo:rsid="00142625" officeooo:paragraph-rsid="00142625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text-underline-style="none" fo:font-weight="normal" officeooo:rsid="00142625" officeooo:paragraph-rsid="0014610a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58b48" officeooo:paragraph-rsid="0014610a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58b48" officeooo:paragraph-rsid="0015e56d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158b48" officeooo:paragraph-rsid="00158b48" style:font-weight-asian="normal" style:font-weight-complex="normal"/>
    </style:style>
    <style:style style:name="P27" style:family="paragraph" style:parent-style-name="Standard" style:list-style-name="L2">
      <style:text-properties style:text-underline-style="none" fo:font-weight="normal" officeooo:rsid="001788fe" officeooo:paragraph-rsid="001788fe" style:font-weight-asian="normal" style:font-weight-complex="normal"/>
    </style:style>
    <style:style style:name="P28" style:family="paragraph" style:parent-style-name="Standard" style:list-style-name="L3">
      <style:text-properties style:text-underline-style="none" fo:font-weight="normal" officeooo:rsid="001788fe" officeooo:paragraph-rsid="001788fe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1c921d" officeooo:paragraph-rsid="001e086f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1fd3a1" officeooo:paragraph-rsid="001fd3a1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2143c8" officeooo:paragraph-rsid="002143c8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2310cf" officeooo:paragraph-rsid="002310cf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233e55" officeooo:paragraph-rsid="00233e55" style:font-weight-asian="normal" style:font-weight-complex="normal"/>
    </style:style>
    <style:style style:name="P34" style:family="paragraph" style:parent-style-name="Standard">
      <style:text-properties style:text-underline-style="solid" style:text-underline-width="auto" style:text-underline-color="font-color" fo:font-weight="bold" officeooo:rsid="00158b48" officeooo:paragraph-rsid="00158b48" style:font-weight-asian="bold" style:font-weight-complex="bold"/>
    </style:style>
    <style:style style:name="P35" style:family="paragraph" style:parent-style-name="Standard">
      <style:text-properties style:text-underline-style="solid" style:text-underline-width="auto" style:text-underline-color="font-color" fo:font-weight="bold" officeooo:rsid="00158b48" officeooo:paragraph-rsid="0015e56d" style:font-weight-asian="bold" style:font-weight-complex="bold"/>
    </style:style>
    <style:style style:name="T1" style:family="text">
      <style:text-properties officeooo:rsid="0014610a"/>
    </style:style>
    <style:style style:name="T2" style:family="text">
      <style:text-properties officeooo:rsid="00158b48"/>
    </style:style>
    <style:style style:name="T3" style:family="text">
      <style:text-properties style:text-underline-style="solid" style:text-underline-width="auto" style:text-underline-color="font-color" fo:font-weight="bold" officeooo:rsid="0014610a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42625" style:font-weight-asian="bold" style:font-weight-complex="bold"/>
    </style:style>
    <style:style style:name="T5" style:family="text">
      <style:text-properties officeooo:rsid="0018f276"/>
    </style:style>
    <style:style style:name="T6" style:family="text">
      <style:text-properties officeooo:rsid="001a3e6a"/>
    </style:style>
    <style:style style:name="T7" style:family="text">
      <style:text-properties officeooo:rsid="001c921d"/>
    </style:style>
    <style:style style:name="T8" style:family="text">
      <style:text-properties officeooo:rsid="001e086f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uclos Christal</text:p>
      <text:p text:style-name="P1">Duchesne Thibaut</text:p>
      <text:p text:style-name="P2">TP Git</text:p>
      <text:p text:style-name="P1"/>
      <text:p text:style-name="P3">Exercice 1 :</text:p>
      <text:p text:style-name="P1">Comment récupérer les fichiers présents sur le GitHub ?</text:p>
      <text:list xml:id="list1200619848" text:style-name="L1">
        <text:list-item>
          <text:p text:style-name="P21">git push</text:p>
        </text:list-item>
        <text:list-item>
          <text:p text:style-name="P21">git pull</text:p>
        </text:list-item>
        <text:list-item>
          <text:p text:style-name="P21">git log</text:p>
        </text:list-item>
        <text:list-item>
          <text:p text:style-name="P21">git add</text:p>
        </text:list-item>
      </text:list>
      <text:p text:style-name="P1">Réponse : git pull</text:p>
      <text:p text:style-name="P1"/>
      <text:p text:style-name="P3">Exercice 2 :</text:p>
      <text:p text:style-name="P3"/>
      <text:p text:style-name="P3">1.</text:p>
      <text:p text:style-name="P22">mkdir monrepertoire</text:p>
      <text:p text:style-name="P12">cd monrepertoire/</text:p>
      <text:p text:style-name="P12">git init</text:p>
      <text:p text:style-name="P12"/>
      <text:p text:style-name="P4"><text:span text:style-name="T1">2</text:span>.</text:p>
      <text:p text:style-name="P23">git status</text:p>
      <text:p text:style-name="P23"/>
      <text:p text:style-name="P20"><text:span text:style-name="T3">3</text:span><text:span text:style-name="T4">.</text:span></text:p>
      <text:p text:style-name="P24">touch README.md</text:p>
      <text:p text:style-name="P24">git status</text:p>
      <text:p text:style-name="P23"/>
      <text:p text:style-name="P23"/>
      <text:p text:style-name="P5"><text:span text:style-name="T2">4</text:span>.</text:p>
      <text:p text:style-name="P25">git add *.c</text:p>
      <text:p text:style-name="P25">git add README.md</text:p>
      <text:p text:style-name="P26">git status</text:p>
      <text:p text:style-name="P26"/>
      <text:p text:style-name="P34">5.</text:p>
      <text:p text:style-name="P26">git commit -m 'ajout 1'</text:p>
      <text:p text:style-name="P26"/>
      <text:p text:style-name="P35">6.</text:p>
      <text:p text:style-name="P13">git status</text:p>
      <text:p text:style-name="P13"/>
      <text:p text:style-name="P6">7.</text:p>
      <text:p text:style-name="P14">git commit <text:s/>-m "ajout 2"</text:p>
      <text:p text:style-name="P16">git status</text:p>
      <text:p text:style-name="P15"/>
      <text:p text:style-name="P11">Notes du prof :</text:p>
      <text:p text:style-name="P15">fichiers tout juste crées / mise à jour de fichiers existants :</text:p>
      <text:list xml:id="list1310776796" text:style-name="L2">
        <text:list-item>
          <text:p text:style-name="P27">git add [fichier.c]</text:p>
        </text:list-item>
        <text:list-item>
          <text:p text:style-name="P27">git commit – m ‘message’</text:p>
        </text:list-item>
      </text:list>
      <text:p text:style-name="P15">fichiers déjà créés  (= mise à jour) :</text:p>
      <text:list xml:id="list1903939739" text:style-name="L3">
        <text:list-item>
          <text:p text:style-name="P28">git commit -a -m ‘message’</text:p>
        </text:list-item>
      </text:list>
      <text:p text:style-name="P15"/>
      <text:p text:style-name="P7"><text:span text:style-name="T5">8</text:span>.</text:p>
      <text:p text:style-name="P16">git log</text:p>
      <text:p text:style-name="P17">git show [id du commit]</text:p>
      <text:p text:style-name="P8"><text:soft-page-break/><text:span text:style-name="T6">9</text:span>.</text:p>
      <text:p text:style-name="P18">git remote add pb2 <text:a xlink:type="simple" xlink:href="https://github.com/Mangasuna/TP-Git.git" text:style-name="Internet_20_link" text:visited-style-name="Visited_20_Internet_20_Link">https://github.com/Mangasuna/TP-Git.git</text:a></text:p>
      <text:p text:style-name="P18"><text:span text:style-name="T7">git </text:span>push --set-upstream pb2 master</text:p>
      <text:p text:style-name="P18"/>
      <text:p text:style-name="P9">10.</text:p>
      <text:p text:style-name="P19">git pull pb2</text:p>
      <text:p text:style-name="P19"/>
      <text:p text:style-name="P10"><text:span text:style-name="T8">1</text:span>1.</text:p>
      <text:p text:style-name="P29">git diff HEAD </text:p>
      <text:p text:style-name="P29"/>
      <text:p text:style-name="P30">12.</text:p>
      <text:p text:style-name="P31">touch test2.c</text:p>
      <text:p text:style-name="P31">git add test2.c</text:p>
      <text:p text:style-name="P31">git commit -m ‘test2’</text:p>
      <text:p text:style-name="P31">git push</text:p>
      <text:p text:style-name="P32">git status</text:p>
      <text:p text:style-name="P32"/>
      <text:p text:style-name="P33">13.</text:p>
      <text:p text:style-name="P33">git diff –staged : montre tous les fichiers qui sont prêt à être envoyés (juste après le add)</text:p>
      <text:p text:style-name="P33"/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09:32:18.254394959</meta:creation-date>
    <dc:date>2022-01-26T12:01:36.488845397</dc:date>
    <meta:editing-duration>PT1H30M59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2" meta:paragraph-count="55" meta:word-count="178" meta:character-count="882" meta:non-whitespace-character-count="763"/>
  </office:meta>
</office:document-meta>
</file>